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40">
      <style:table-cell-properties style:glyph-orientation-vertical="0" fo:background-color="#ccccc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Luxi Sans" fo:font-size="10pt" fo:font-style="normal" fo:text-shadow="none" style:text-underline-style="none" fo:font-weight="normal" style:font-size-asian="10pt" style:font-style-asian="normal" style:font-weight-asian="normal" style:font-name-complex="Luxi Sans" style:font-size-complex="10pt" style:font-style-complex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4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7232in" svg:height="4.6535in" svg:x="3.263in" svg:y="5.8457in">
            <draw:object draw:notify-on-update-of-ranges="Sheet1.C7:Sheet1.C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9913in" svg:height="4.4969in" svg:x="2.7535in" svg:y="10.2169in">
            <draw:object draw:notify-on-update-of-ranges="Sheet1.B7:Sheet1.B72 Sheet1.C7:Sheet1.C7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4906in" svg:height="3.0642in" svg:x="7.3496in" svg:y="0.3346in">
            <draw:object draw:notify-on-update-of-ranges="Sheet1.G3:Sheet1.G22 Sheet1.H3:Sheet1.H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3" office:value-type="float" office:value="48">
            <text:p>48</text:p>
          </table:table-cell>
          <table:table-cell table:style-name="ce4" office:value-type="float" office:value="4.8768">
            <text:p>4.8768</text:p>
          </table:table-cell>
        </table:table-row>
        <table:table-row table:style-name="ro1">
          <table:table-cell table:number-columns-repeated="6"/>
          <table:table-cell table:style-name="ce3" office:value-type="float" office:value="39.0144">
            <text:p>39</text:p>
          </table:table-cell>
          <table:table-cell table:style-name="ce4" office:value-type="float" office:value="3.121152">
            <text:p>3.1212</text:p>
          </table:table-cell>
        </table:table-row>
        <table:table-row table:style-name="ro1">
          <table:table-cell table:number-columns-repeated="6"/>
          <table:table-cell table:style-name="ce3" office:value-type="float" office:value="32.512">
            <text:p>33</text:p>
          </table:table-cell>
          <table:table-cell table:style-name="ce4" office:value-type="float" office:value="2.16746666666667">
            <text:p>2.1675</text:p>
          </table:table-cell>
        </table:table-row>
        <table:table-row table:style-name="ro1">
          <table:table-cell table:number-columns-repeated="6"/>
          <table:table-cell table:style-name="ce3" office:value-type="float" office:value="27.8674285714286">
            <text:p>28</text:p>
          </table:table-cell>
          <table:table-cell table:style-name="ce4" office:value-type="float" office:value="1.59242448979592">
            <text:p>1.5924</text:p>
          </table:table-cell>
        </table:table-row>
        <table:table-row table:style-name="ro1">
          <table:table-cell/>
          <table:table-cell office:value-type="float" office:value="48.768">
            <text:p>48.77</text:p>
          </table:table-cell>
          <table:table-cell office:value-type="float" office:value="4.8768">
            <text:p>4.8768</text:p>
          </table:table-cell>
          <table:table-cell table:number-columns-repeated="3"/>
          <table:table-cell table:style-name="ce3" office:value-type="float" office:value="24.384">
            <text:p>24</text:p>
          </table:table-cell>
          <table:table-cell table:style-name="ce4" office:value-type="float" office:value="1.2192">
            <text:p>1.2192</text:p>
          </table:table-cell>
        </table:table-row>
        <table:table-row table:style-name="ro1">
          <table:table-cell/>
          <table:table-cell office:value-type="float" office:value="39.0144">
            <text:p>39.01</text:p>
          </table:table-cell>
          <table:table-cell office:value-type="float" office:value="3.121152">
            <text:p>3.121152</text:p>
          </table:table-cell>
          <table:table-cell table:number-columns-repeated="3"/>
          <table:table-cell table:style-name="ce3" office:value-type="float" office:value="21.6746666666667">
            <text:p>22</text:p>
          </table:table-cell>
          <table:table-cell table:style-name="ce4" office:value-type="float" office:value="0.963318518518518">
            <text:p>0.9633</text:p>
          </table:table-cell>
        </table:table-row>
        <table:table-row table:style-name="ro1">
          <table:table-cell/>
          <table:table-cell office:value-type="float" office:value="32.512">
            <text:p>32.51</text:p>
          </table:table-cell>
          <table:table-cell office:value-type="float" office:value="2.16746666666667">
            <text:p>2.1674666667</text:p>
          </table:table-cell>
          <table:table-cell table:number-columns-repeated="3"/>
          <table:table-cell table:style-name="ce3" office:value-type="float" office:value="19.5072">
            <text:p>20</text:p>
          </table:table-cell>
          <table:table-cell table:style-name="ce4" office:value-type="float" office:value="0.780288">
            <text:p>0.7803</text:p>
          </table:table-cell>
        </table:table-row>
        <table:table-row table:style-name="ro1">
          <table:table-cell/>
          <table:table-cell office:value-type="float" office:value="27.8674285714286">
            <text:p>27.87</text:p>
          </table:table-cell>
          <table:table-cell office:value-type="float" office:value="1.59242448979592">
            <text:p>1.5924244898</text:p>
          </table:table-cell>
          <table:table-cell table:number-columns-repeated="3"/>
          <table:table-cell table:style-name="ce3" office:value-type="float" office:value="16.256">
            <text:p>16</text:p>
          </table:table-cell>
          <table:table-cell table:style-name="ce4" office:value-type="float" office:value="0.541866666666667">
            <text:p>0.5419</text:p>
          </table:table-cell>
        </table:table-row>
        <table:table-row table:style-name="ro1">
          <table:table-cell/>
          <table:table-cell office:value-type="float" office:value="24.384">
            <text:p>24.38</text:p>
          </table:table-cell>
          <table:table-cell office:value-type="float" office:value="1.2192">
            <text:p>1.2192</text:p>
          </table:table-cell>
          <table:table-cell table:number-columns-repeated="3"/>
          <table:table-cell table:style-name="ce3" office:value-type="float" office:value="13.9337142857143">
            <text:p>14</text:p>
          </table:table-cell>
          <table:table-cell table:style-name="ce4" office:value-type="float" office:value="0.398106122448979">
            <text:p>0.3981</text:p>
          </table:table-cell>
        </table:table-row>
        <table:table-row table:style-name="ro1">
          <table:table-cell/>
          <table:table-cell office:value-type="float" office:value="21.6746666666667">
            <text:p>21.67</text:p>
          </table:table-cell>
          <table:table-cell office:value-type="float" office:value="0.963318518518518">
            <text:p>0.9633185185</text:p>
          </table:table-cell>
          <table:table-cell table:number-columns-repeated="3"/>
          <table:table-cell table:style-name="ce3" office:value-type="float" office:value="12.192">
            <text:p>12</text:p>
          </table:table-cell>
          <table:table-cell table:style-name="ce4" office:value-type="float" office:value="0.3048">
            <text:p>0.3048</text:p>
          </table:table-cell>
        </table:table-row>
        <table:table-row table:style-name="ro1">
          <table:table-cell/>
          <table:table-cell office:value-type="float" office:value="19.5072">
            <text:p>19.51</text:p>
          </table:table-cell>
          <table:table-cell office:value-type="float" office:value="0.780288">
            <text:p>0.780288</text:p>
          </table:table-cell>
          <table:table-cell table:number-columns-repeated="3"/>
          <table:table-cell table:style-name="ce3" office:value-type="float" office:value="10.8373333333333">
            <text:p>11</text:p>
          </table:table-cell>
          <table:table-cell table:style-name="ce4" office:value-type="float" office:value="0.24082962962963">
            <text:p>0.2408</text:p>
          </table:table-cell>
        </table:table-row>
        <table:table-row table:style-name="ro1">
          <table:table-cell/>
          <table:table-cell office:value-type="float" office:value="16.256">
            <text:p>16.26</text:p>
          </table:table-cell>
          <table:table-cell office:value-type="float" office:value="0.541866666666667">
            <text:p>0.5418666667</text:p>
          </table:table-cell>
          <table:table-cell table:number-columns-repeated="3"/>
          <table:table-cell table:style-name="ce3" office:value-type="float" office:value="9.7536">
            <text:p>10</text:p>
          </table:table-cell>
          <table:table-cell table:style-name="ce4" office:value-type="float" office:value="0.195072">
            <text:p>0.1951</text:p>
          </table:table-cell>
        </table:table-row>
        <table:table-row table:style-name="ro1">
          <table:table-cell/>
          <table:table-cell office:value-type="float" office:value="13.9337142857143">
            <text:p>13.93</text:p>
          </table:table-cell>
          <table:table-cell office:value-type="float" office:value="0.398106122448979">
            <text:p>0.3981061224</text:p>
          </table:table-cell>
          <table:table-cell table:number-columns-repeated="3"/>
          <table:table-cell table:style-name="ce3" office:value-type="float" office:value="8.86690909090909">
            <text:p>9</text:p>
          </table:table-cell>
          <table:table-cell table:style-name="ce4" office:value-type="float" office:value="0.16121652892562">
            <text:p>0.1612</text:p>
          </table:table-cell>
        </table:table-row>
        <table:table-row table:style-name="ro1">
          <table:table-cell/>
          <table:table-cell office:value-type="float" office:value="12.192">
            <text:p>12.19</text:p>
          </table:table-cell>
          <table:table-cell office:value-type="float" office:value="0.3048">
            <text:p>0.3048</text:p>
          </table:table-cell>
          <table:table-cell table:number-columns-repeated="3"/>
          <table:table-cell table:style-name="ce3" office:value-type="float" office:value="7.50276923076923">
            <text:p>8</text:p>
          </table:table-cell>
          <table:table-cell table:style-name="ce4" office:value-type="float" office:value="0.115427218934911">
            <text:p>0.1154</text:p>
          </table:table-cell>
        </table:table-row>
        <table:table-row table:style-name="ro1">
          <table:table-cell/>
          <table:table-cell office:value-type="float" office:value="10.8373333333333">
            <text:p>10.84</text:p>
          </table:table-cell>
          <table:table-cell office:value-type="float" office:value="0.24082962962963">
            <text:p>0.2408296296</text:p>
          </table:table-cell>
          <table:table-cell table:number-columns-repeated="3"/>
          <table:table-cell table:style-name="ce3" office:value-type="float" office:value="6.096">
            <text:p>6</text:p>
          </table:table-cell>
          <table:table-cell table:style-name="ce4" office:value-type="float" office:value="0.0762">
            <text:p>0.0762</text:p>
          </table:table-cell>
        </table:table-row>
        <table:table-row table:style-name="ro1">
          <table:table-cell/>
          <table:table-cell office:value-type="float" office:value="9.7536">
            <text:p>9.75</text:p>
          </table:table-cell>
          <table:table-cell office:value-type="float" office:value="0.195072">
            <text:p>0.195072</text:p>
          </table:table-cell>
          <table:table-cell table:number-columns-repeated="3"/>
          <table:table-cell table:style-name="ce3" office:value-type="float" office:value="5.13347368421053">
            <text:p>5</text:p>
          </table:table-cell>
          <table:table-cell table:style-name="ce4" office:value-type="float" office:value="0.0540365650969529">
            <text:p>0.0540</text:p>
          </table:table-cell>
        </table:table-row>
        <table:table-row table:style-name="ro1">
          <table:table-cell/>
          <table:table-cell office:value-type="float" office:value="8.86690909090909">
            <text:p>8.87</text:p>
          </table:table-cell>
          <table:table-cell office:value-type="float" office:value="0.16121652892562">
            <text:p>0.1612165289</text:p>
          </table:table-cell>
          <table:table-cell table:number-columns-repeated="3"/>
          <table:table-cell table:style-name="ce3" office:value-type="float" office:value="4.064">
            <text:p>4</text:p>
          </table:table-cell>
          <table:table-cell table:style-name="ce4" office:value-type="float" office:value="0.0338666666666667">
            <text:p>0.0339</text:p>
          </table:table-cell>
        </table:table-row>
        <table:table-row table:style-name="ro1">
          <table:table-cell/>
          <table:table-cell office:value-type="float" office:value="8.128">
            <text:p>8.13</text:p>
          </table:table-cell>
          <table:table-cell office:value-type="float" office:value="0.135466666666667">
            <text:p>0.1354666667</text:p>
          </table:table-cell>
          <table:table-cell table:number-columns-repeated="3"/>
          <table:table-cell table:style-name="ce3" office:value-type="float" office:value="3.048">
            <text:p>3</text:p>
          </table:table-cell>
          <table:table-cell table:style-name="ce4" office:value-type="float" office:value="0.01905">
            <text:p>0.0191</text:p>
          </table:table-cell>
        </table:table-row>
        <table:table-row table:style-name="ro1">
          <table:table-cell/>
          <table:table-cell office:value-type="float" office:value="7.50276923076923">
            <text:p>7.50</text:p>
          </table:table-cell>
          <table:table-cell office:value-type="float" office:value="0.115427218934911">
            <text:p>0.1154272189</text:p>
          </table:table-cell>
          <table:table-cell table:number-columns-repeated="3"/>
          <table:table-cell table:style-name="ce3" office:value-type="float" office:value="2.032">
            <text:p>2</text:p>
          </table:table-cell>
          <table:table-cell table:style-name="ce4" office:value-type="float" office:value="0.00846666666666667">
            <text:p>0.0085</text:p>
          </table:table-cell>
        </table:table-row>
        <table:table-row table:style-name="ro1">
          <table:table-cell/>
          <table:table-cell office:value-type="float" office:value="6.96685714285714">
            <text:p>6.97</text:p>
          </table:table-cell>
          <table:table-cell office:value-type="float" office:value="0.0995265306122449">
            <text:p>0.0995265306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4" office:value-type="float" office:value="0.0047625">
            <text:p>0.0048</text:p>
          </table:table-cell>
        </table:table-row>
        <table:table-row table:style-name="ro2">
          <table:table-cell table:style-name="ce1" table:formula="of:=IF([.IU23]&lt;#NAME?;#NAME?*(#NAME?/100)*#NAME?/([.IU23]*[.IU23]);0)" office:value-type="float" office:value="0">
            <text:p>#NAME?</text:p>
          </table:table-cell>
          <table:table-cell office:value-type="float" office:value="6.5024">
            <text:p>6.50</text:p>
          </table:table-cell>
          <table:table-cell office:value-type="float" office:value="0.0866986666666667">
            <text:p>0.086698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096">
            <text:p>6.10</text:p>
          </table:table-cell>
          <table:table-cell office:value-type="float" office:value="0.0762">
            <text:p>0.0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73741176470588">
            <text:p>5.74</text:p>
          </table:table-cell>
          <table:table-cell office:value-type="float" office:value="0.0674989619377163">
            <text:p>0.0674989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41866666666667">
            <text:p>5.42</text:p>
          </table:table-cell>
          <table:table-cell office:value-type="float" office:value="0.0602074074074074">
            <text:p>0.06020740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13347368421053">
            <text:p>5.13</text:p>
          </table:table-cell>
          <table:table-cell office:value-type="float" office:value="0.0540365650969529">
            <text:p>0.05403656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8768">
            <text:p>4.88</text:p>
          </table:table-cell>
          <table:table-cell office:value-type="float" office:value="0.048768">
            <text:p>0.0487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64457142857143">
            <text:p>4.64</text:p>
          </table:table-cell>
          <table:table-cell office:value-type="float" office:value="0.0442340136054422">
            <text:p>0.04423401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43345454545455">
            <text:p>4.43</text:p>
          </table:table-cell>
          <table:table-cell office:value-type="float" office:value="0.040304132231405">
            <text:p>0.04030413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24069565217391">
            <text:p>4.24</text:p>
          </table:table-cell>
          <table:table-cell office:value-type="float" office:value="0.0368756143667297">
            <text:p>0.03687561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064">
            <text:p>4.06</text:p>
          </table:table-cell>
          <table:table-cell office:value-type="float" office:value="0.0338666666666667">
            <text:p>0.0338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0144">
            <text:p>3.90</text:p>
          </table:table-cell>
          <table:table-cell office:value-type="float" office:value="0.03121152">
            <text:p>0.03121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75138461538461">
            <text:p>3.75</text:p>
          </table:table-cell>
          <table:table-cell office:value-type="float" office:value="0.0288568047337278">
            <text:p>0.0288568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1244444444444">
            <text:p>3.61</text:p>
          </table:table-cell>
          <table:table-cell office:value-type="float" office:value="0.0267588477366255">
            <text:p>0.02675884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8342857142857">
            <text:p>3.48</text:p>
          </table:table-cell>
          <table:table-cell office:value-type="float" office:value="0.0248816326530612">
            <text:p>0.02488163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36331034482759">
            <text:p>3.36</text:p>
          </table:table-cell>
          <table:table-cell office:value-type="float" office:value="0.0231952437574316">
            <text:p>0.0231952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2512">
            <text:p>3.25</text:p>
          </table:table-cell>
          <table:table-cell office:value-type="float" office:value="0.0216746666666667">
            <text:p>0.021674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14632258064516">
            <text:p>3.15</text:p>
          </table:table-cell>
          <table:table-cell office:value-type="float" office:value="0.020298855359001">
            <text:p>0.02029885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048">
            <text:p>3.05</text:p>
          </table:table-cell>
          <table:table-cell office:value-type="float" office:value="0.01905">
            <text:p>0.01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5563636363636">
            <text:p>2.96</text:p>
          </table:table-cell>
          <table:table-cell office:value-type="float" office:value="0.0179129476584022">
            <text:p>0.01791294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6870588235294">
            <text:p>2.87</text:p>
          </table:table-cell>
          <table:table-cell office:value-type="float" office:value="0.0168747404844291">
            <text:p>0.01687474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8674285714286">
            <text:p>2.79</text:p>
          </table:table-cell>
          <table:table-cell office:value-type="float" office:value="0.0159242448979592">
            <text:p>0.01592424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0933333333333">
            <text:p>2.71</text:p>
          </table:table-cell>
          <table:table-cell office:value-type="float" office:value="0.0150518518518519">
            <text:p>0.01505185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63610810810811">
            <text:p>2.64</text:p>
          </table:table-cell>
          <table:table-cell office:value-type="float" office:value="0.0142492330168006">
            <text:p>0.0142492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6673684210526">
            <text:p>2.57</text:p>
          </table:table-cell>
          <table:table-cell office:value-type="float" office:value="0.0135091412742382">
            <text:p>0.01350914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0092307692308">
            <text:p>2.50</text:p>
          </table:table-cell>
          <table:table-cell office:value-type="float" office:value="0.0128252465483235">
            <text:p>0.01282524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4384">
            <text:p>2.44</text:p>
          </table:table-cell>
          <table:table-cell office:value-type="float" office:value="0.012192">
            <text:p>0.012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37892682926829">
            <text:p>2.38</text:p>
          </table:table-cell>
          <table:table-cell office:value-type="float" office:value="0.0116045211183819">
            <text:p>0.01160452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32228571428571">
            <text:p>2.32</text:p>
          </table:table-cell>
          <table:table-cell office:value-type="float" office:value="0.0110585034013605">
            <text:p>0.01105850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6827906976744">
            <text:p>2.27</text:p>
          </table:table-cell>
          <table:table-cell office:value-type="float" office:value="0.0105501352082207">
            <text:p>0.01055013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1672727272727">
            <text:p>2.22</text:p>
          </table:table-cell>
          <table:table-cell office:value-type="float" office:value="0.0100760330578512">
            <text:p>0.01007603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6746666666667">
            <text:p>2.17</text:p>
          </table:table-cell>
          <table:table-cell office:value-type="float" office:value="0.00963318518518518">
            <text:p>0.00963318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2034782608696">
            <text:p>2.12</text:p>
          </table:table-cell>
          <table:table-cell office:value-type="float" office:value="0.00921890359168242">
            <text:p>0.0092189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07523404255319">
            <text:p>2.08</text:p>
          </table:table-cell>
          <table:table-cell office:value-type="float" office:value="0.00883078315980081">
            <text:p>0.0088307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032">
            <text:p>2.03</text:p>
          </table:table-cell>
          <table:table-cell office:value-type="float" office:value="0.00846666666666667">
            <text:p>0.0084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9905306122449">
            <text:p>1.99</text:p>
          </table:table-cell>
          <table:table-cell office:value-type="float" office:value="0.00812461474385673">
            <text:p>0.0081246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95072">
            <text:p>1.95</text:p>
          </table:table-cell>
          <table:table-cell office:value-type="float" office:value="0.00780288">
            <text:p>0.007802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91247058823529">
            <text:p>1.91</text:p>
          </table:table-cell>
          <table:table-cell office:value-type="float" office:value="0.00749988465974625">
            <text:p>0.00749988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7569230769231">
            <text:p>1.88</text:p>
          </table:table-cell>
          <table:table-cell office:value-type="float" office:value="0.00721420118343195">
            <text:p>0.0072142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4030188679245">
            <text:p>1.84</text:p>
          </table:table-cell>
          <table:table-cell office:value-type="float" office:value="0.00694453542185831">
            <text:p>0.00694453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0622222222222">
            <text:p>1.81</text:p>
          </table:table-cell>
          <table:table-cell office:value-type="float" office:value="0.00668971193415638">
            <text:p>0.00668971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7338181818182">
            <text:p>1.77</text:p>
          </table:table-cell>
          <table:table-cell office:value-type="float" office:value="0.00644866115702479">
            <text:p>0.00644866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4171428571429">
            <text:p>1.74</text:p>
          </table:table-cell>
          <table:table-cell office:value-type="float" office:value="0.00622040816326531">
            <text:p>0.0062204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1115789473684">
            <text:p>1.71</text:p>
          </table:table-cell>
          <table:table-cell office:value-type="float" office:value="0.00600406278855032">
            <text:p>0.00600406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8165517241379">
            <text:p>1.68</text:p>
          </table:table-cell>
          <table:table-cell office:value-type="float" office:value="0.00579881093935791">
            <text:p>0.00579881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5315254237288">
            <text:p>1.65</text:p>
          </table:table-cell>
          <table:table-cell office:value-type="float" office:value="0.0056039069232979">
            <text:p>0.00560390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256">
            <text:p>1.63</text:p>
          </table:table-cell>
          <table:table-cell office:value-type="float" office:value="0.00541866666666667">
            <text:p>0.005418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9895081967213">
            <text:p>1.60</text:p>
          </table:table-cell>
          <table:table-cell office:value-type="float" office:value="0.00524246170384305">
            <text:p>0.00524246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7316129032258">
            <text:p>1.57</text:p>
          </table:table-cell>
          <table:table-cell office:value-type="float" office:value="0.00507471383975026">
            <text:p>0.00507471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4819047619048">
            <text:p>1.55</text:p>
          </table:table-cell>
          <table:table-cell office:value-type="float" office:value="0.00491489040060469">
            <text:p>0.00491489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24">
            <text:p>1.52</text:p>
          </table:table-cell>
          <table:table-cell office:value-type="float" office:value="0.0047625">
            <text:p>0.0047625</text:p>
          </table:table-cell>
          <table:table-cell table:number-columns-repeated="5"/>
        </table:table-row>
        <table:table-row table:style-name="ro1" table:number-rows-repeated="104850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>
        <table:named-expression table:name="SHARED_FORMULA_2_25_2_25_0" table:base-cell-address="$Sheet1.$C$26" table:expression="IF([.A26]&lt;#NAME?;#NAME?*(#NAME?/100)*#NAME?/([.A26]*[.A26]);0)"/>
        <table:named-expression table:name="SHARED_FORMULA_2_89_2_89_0" table:base-cell-address="$Sheet1.$C$90" table:expression="IF([.A90]&lt;#NAME?;#NAME?*(#NAME?/100)*#NAME?/([.A90]*[.A90])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" svg:font-family="'Luxi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$</number:text>
    </number:number-style>
    <number:number-style style:name="N132">
      <number:text>-</number:text>
      <number:number number:decimal-places="0" number:min-integer-digits="1" number:grouping="true"/>
      <number:text> $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$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$</number:text>
    </number:number-style>
    <number:number-style style:name="N134">
      <number:text>-</number:text>
      <number:number number:decimal-places="2" number:min-integer-digits="1" number:grouping="true"/>
      <number:text> $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$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$ </number:text>
    </number:number-style>
    <number:number-style style:name="N136P1" style:volatile="true">
      <number:text>-</number:text>
      <number:number number:decimal-places="0" number:min-integer-digits="1" number:grouping="true"/>
      <number:text> $ </number:text>
    </number:number-style>
    <number:number-style style:name="N136P2" style:volatile="true">
      <number:text> - $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number number:decimal-places="0" number:min-integer-digits="1" number:grouping="true"/>
      <number:text>    </number:text>
    </number:currency-style>
    <number:currency-style style:name="N137P1" style:volatile="true">
      <number:text>-</number:text>
      <number:number number:decimal-places="0" number:min-integer-digits="1" number:grouping="true"/>
      <number:text>    </number:text>
    </number:currency-style>
    <number:currency-style style:name="N137P2" style:volatile="true">
      <number:text> -   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$ </number:text>
    </number:number-style>
    <number:number-style style:name="N138P1" style:volatile="true">
      <number:text>-</number:text>
      <number:number number:decimal-places="2" number:min-integer-digits="1" number:grouping="true"/>
      <number:text> $ </number:text>
    </number:number-style>
    <number:number-style style:name="N138P2" style:volatile="true">
      <number:text> -</number:text>
      <number:number number:decimal-places="0" number:min-integer-digits="0"/>
      <number:text> $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number number:decimal-places="2" number:min-integer-digits="1" number:grouping="true"/>
      <number:text>    </number:text>
    </number:currency-style>
    <number:currency-style style:name="N139P1" style:volatile="true">
      <number:text>-</number:text>
      <number:number number:decimal-places="2" number:min-integer-digits="1" number:grouping="true"/>
      <number:text>    </number:text>
    </number:currency-style>
    <number:currency-style style:name="N139P2" style:volatile="true">
      <number:text> -</number:text>
      <number:number number:decimal-places="0" number:min-integer-digits="0"/>
      <number:text>   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4" number:min-integer-digits="1"/>
    </number:number-style>
    <number:number-style style:name="N141">
      <number:number number:decimal-places="8" number:min-integer-digits="1"/>
    </number:number-style>
    <number:number-style style:name="N142P0" style:volatile="true">
      <number:text/>
    </number:number-style>
    <number:number-style style:name="N142P1" style:volatile="true">
      <number:text/>
    </number:number-style>
    <number:number-style style:name="N142P2" style:volatile="true">
      <number:text/>
    </number:number-style>
    <number:text-style style:name="N142">
      <number:tex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Klaser</meta:initial-creator>
    <meta:creation-date>2014-05-11T15:05:16</meta:creation-date>
    <dc:date>2014-05-14T17:12:40</dc:date>
    <dc:creator>Rafael Klaser</dc:creator>
    <meta:editing-duration>P3DT1H31M19S</meta:editing-duration>
    <meta:editing-cycles>1</meta:editing-cycles>
    <meta:document-statistic meta:table-count="3" meta:cell-count="173" meta:object-count="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98cm" svg:height="11.821cm" xlink:href=".." xlink:type="simple" chart:class="chart:line" chart:style-name="ch1">
        <chart:legend chart:legend-position="end" svg:x="21.845cm" svg:y="5.611cm" style:legend-expansion="high" chart:style-name="ch2"/>
        <chart:plot-area chart:style-name="ch3" table:cell-range-address="Sheet1.C7:Sheet1.C72" svg:x="0.943cm" svg:y="1.079cm" svg:width="19.917cm" svg:height="10.086cm">
          <chartooo:coordinate-region svg:x="1.379cm" svg:y="1.278cm" svg:width="19.295cm" svg:height="8.8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72" chart:class="chart:line">
            <chart:data-point chart:repeated="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768">
                <text:p>4.8768</text:p>
                <draw:g>
                  <svg:desc>Sheet1.C7:Sheet1.C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21152">
                <text:p>3.121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6746666666667">
                <text:p>2.1674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242448979592">
                <text:p>1.59242448979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92">
                <text:p>1.2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3318518518518">
                <text:p>0.963318518518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0288">
                <text:p>0.780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1866666666667">
                <text:p>0.5418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8106122448979">
                <text:p>0.398106122448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082962962963">
                <text:p>0.2408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5072">
                <text:p>0.195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121652892562">
                <text:p>0.16121652892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5466666666667">
                <text:p>0.1354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5427218934911">
                <text:p>0.115427218934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5265306122449">
                <text:p>0.0995265306122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66986666666667">
                <text:p>0.086698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74989619377163">
                <text:p>0.06749896193771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2074074074074">
                <text:p>0.0602074074074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40365650969529">
                <text:p>0.0540365650969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8768">
                <text:p>0.048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2340136054422">
                <text:p>0.0442340136054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304132231405">
                <text:p>0.040304132231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8756143667297">
                <text:p>0.0368756143667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8666666666667">
                <text:p>0.0338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121152">
                <text:p>0.03121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8568047337278">
                <text:p>0.0288568047337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7588477366255">
                <text:p>0.0267588477366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8816326530612">
                <text:p>0.0248816326530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1952437574316">
                <text:p>0.0231952437574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16746666666667">
                <text:p>0.021674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0298855359001">
                <text:p>0.020298855359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905">
                <text:p>0.01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9129476584022">
                <text:p>0.0179129476584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8747404844291">
                <text:p>0.0168747404844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59242448979592">
                <text:p>0.0159242448979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50518518518519">
                <text:p>0.0150518518518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42492330168006">
                <text:p>0.0142492330168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35091412742382">
                <text:p>0.0135091412742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8252465483235">
                <text:p>0.0128252465483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192">
                <text:p>0.012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6045211183819">
                <text:p>0.0116045211183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0585034013605">
                <text:p>0.0110585034013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05501352082207">
                <text:p>0.0105501352082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0760330578512">
                <text:p>0.0100760330578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63318518518518">
                <text:p>0.00963318518518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21890359168242">
                <text:p>0.009218903591682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883078315980081">
                <text:p>0.008830783159800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46666666666667">
                <text:p>0.0084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12461474385673">
                <text:p>0.008124614743856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80288">
                <text:p>0.00780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749988465974625">
                <text:p>0.00749988465974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21420118343195">
                <text:p>0.00721420118343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94453542185831">
                <text:p>0.0069445354218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68971193415638">
                <text:p>0.00668971193415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644866115702479">
                <text:p>0.006448661157024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622040816326531">
                <text:p>0.00622040816326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600406278855032">
                <text:p>0.00600406278855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79881093935791">
                <text:p>0.005798810939357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6039069232979">
                <text:p>0.0056039069232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541866666666667">
                <text:p>0.005418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24246170384305">
                <text:p>0.005242461703843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07471383975026">
                <text:p>0.00507471383975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91489040060469">
                <text:p>0.00491489040060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47625">
                <text:p>0.0047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239cm" svg:height="11.423cm" xlink:href=".." xlink:type="simple" chart:class="chart:line" chart:style-name="ch1">
        <chart:legend chart:legend-position="end" svg:x="45.387cm" svg:y="5.412cm" style:legend-expansion="high" chart:style-name="ch2"/>
        <chart:plot-area chart:style-name="ch3" table:cell-range-address="Sheet1.B7:Sheet1.C72" chart:data-source-has-labels="column" svg:x="5.181cm" svg:y="1.105cm" svg:width="31.817cm" svg:height="9.24cm">
          <chartooo:coordinate-region svg:x="5.617cm" svg:y="1.304cm" svg:width="31.049cm" svg:height="7.996cm"/>
          <chart:axis chart:dimension="x" chart:name="primary-x" chart:style-name="ch4" chartooo:axis-type="auto">
            <chartooo:date-scale/>
            <chart:categories table:cell-range-address="Sheet1.B7:Sheet1.B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72" chart:class="chart:line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8.768">
                <text:p>50</text:p>
                <draw:g>
                  <svg:desc>Sheet1.B7:Sheet1.B72</svg:desc>
                </draw:g>
              </table:table-cell>
              <table:table-cell office:value-type="float" office:value="4.8768">
                <text:p>4.8768</text:p>
                <draw:g>
                  <svg:desc>Sheet1.C7:Sheet1.C72</svg:desc>
                </draw:g>
              </table:table-cell>
            </table:table-row>
            <table:table-row>
              <table:table-cell office:value-type="float" office:value="39.0144">
                <text:p>40</text:p>
              </table:table-cell>
              <table:table-cell office:value-type="float" office:value="3.121152">
                <text:p>3.121152</text:p>
              </table:table-cell>
            </table:table-row>
            <table:table-row>
              <table:table-cell office:value-type="float" office:value="32.512">
                <text:p>30</text:p>
              </table:table-cell>
              <table:table-cell office:value-type="float" office:value="2.16746666666667">
                <text:p>2.16746666666667</text:p>
              </table:table-cell>
            </table:table-row>
            <table:table-row>
              <table:table-cell office:value-type="float" office:value="27.8674285714286">
                <text:p>30</text:p>
              </table:table-cell>
              <table:table-cell office:value-type="float" office:value="1.59242448979592">
                <text:p>1.59242448979592</text:p>
              </table:table-cell>
            </table:table-row>
            <table:table-row>
              <table:table-cell office:value-type="float" office:value="24.384">
                <text:p>20</text:p>
              </table:table-cell>
              <table:table-cell office:value-type="float" office:value="1.2192">
                <text:p>1.2192</text:p>
              </table:table-cell>
            </table:table-row>
            <table:table-row>
              <table:table-cell office:value-type="float" office:value="21.6746666666667">
                <text:p>20</text:p>
              </table:table-cell>
              <table:table-cell office:value-type="float" office:value="0.963318518518518">
                <text:p>0.963318518518518</text:p>
              </table:table-cell>
            </table:table-row>
            <table:table-row>
              <table:table-cell office:value-type="float" office:value="19.5072">
                <text:p>20</text:p>
              </table:table-cell>
              <table:table-cell office:value-type="float" office:value="0.780288">
                <text:p>0.780288</text:p>
              </table:table-cell>
            </table:table-row>
            <table:table-row>
              <table:table-cell office:value-type="float" office:value="16.256">
                <text:p>20</text:p>
              </table:table-cell>
              <table:table-cell office:value-type="float" office:value="0.541866666666667">
                <text:p>0.541866666666667</text:p>
              </table:table-cell>
            </table:table-row>
            <table:table-row>
              <table:table-cell office:value-type="float" office:value="13.9337142857143">
                <text:p>10</text:p>
              </table:table-cell>
              <table:table-cell office:value-type="float" office:value="0.398106122448979">
                <text:p>0.398106122448979</text:p>
              </table:table-cell>
            </table:table-row>
            <table:table-row>
              <table:table-cell office:value-type="float" office:value="12.192">
                <text:p>10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float" office:value="10.8373333333333">
                <text:p>10</text:p>
              </table:table-cell>
              <table:table-cell office:value-type="float" office:value="0.24082962962963">
                <text:p>0.24082962962963</text:p>
              </table:table-cell>
            </table:table-row>
            <table:table-row>
              <table:table-cell office:value-type="float" office:value="9.7536">
                <text:p>10</text:p>
              </table:table-cell>
              <table:table-cell office:value-type="float" office:value="0.195072">
                <text:p>0.195072</text:p>
              </table:table-cell>
            </table:table-row>
            <table:table-row>
              <table:table-cell office:value-type="float" office:value="8.86690909090909">
                <text:p>10</text:p>
              </table:table-cell>
              <table:table-cell office:value-type="float" office:value="0.16121652892562">
                <text:p>0.16121652892562</text:p>
              </table:table-cell>
            </table:table-row>
            <table:table-row>
              <table:table-cell office:value-type="float" office:value="8.128">
                <text:p>10</text:p>
              </table:table-cell>
              <table:table-cell office:value-type="float" office:value="0.135466666666667">
                <text:p>0.135466666666667</text:p>
              </table:table-cell>
            </table:table-row>
            <table:table-row>
              <table:table-cell office:value-type="float" office:value="7.50276923076923">
                <text:p>10</text:p>
              </table:table-cell>
              <table:table-cell office:value-type="float" office:value="0.115427218934911">
                <text:p>0.115427218934911</text:p>
              </table:table-cell>
            </table:table-row>
            <table:table-row>
              <table:table-cell office:value-type="float" office:value="6.96685714285714">
                <text:p>10</text:p>
              </table:table-cell>
              <table:table-cell office:value-type="float" office:value="0.0995265306122449">
                <text:p>0.0995265306122449</text:p>
              </table:table-cell>
            </table:table-row>
            <table:table-row>
              <table:table-cell office:value-type="float" office:value="6.5024">
                <text:p>10</text:p>
              </table:table-cell>
              <table:table-cell office:value-type="float" office:value="0.0866986666666667">
                <text:p>0.0866986666666667</text:p>
              </table:table-cell>
            </table:table-row>
            <table:table-row>
              <table:table-cell office:value-type="float" office:value="6.096">
                <text:p>1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float" office:value="5.73741176470588">
                <text:p>10</text:p>
              </table:table-cell>
              <table:table-cell office:value-type="float" office:value="0.0674989619377163">
                <text:p>0.0674989619377163</text:p>
              </table:table-cell>
            </table:table-row>
            <table:table-row>
              <table:table-cell office:value-type="float" office:value="5.41866666666667">
                <text:p>10</text:p>
              </table:table-cell>
              <table:table-cell office:value-type="float" office:value="0.0602074074074074">
                <text:p>0.0602074074074074</text:p>
              </table:table-cell>
            </table:table-row>
            <table:table-row>
              <table:table-cell office:value-type="float" office:value="5.13347368421053">
                <text:p>10</text:p>
              </table:table-cell>
              <table:table-cell office:value-type="float" office:value="0.0540365650969529">
                <text:p>0.0540365650969529</text:p>
              </table:table-cell>
            </table:table-row>
            <table:table-row>
              <table:table-cell office:value-type="float" office:value="4.8768">
                <text:p/>
              </table:table-cell>
              <table:table-cell office:value-type="float" office:value="0.048768">
                <text:p>0.048768</text:p>
              </table:table-cell>
            </table:table-row>
            <table:table-row>
              <table:table-cell office:value-type="float" office:value="4.64457142857143">
                <text:p/>
              </table:table-cell>
              <table:table-cell office:value-type="float" office:value="0.0442340136054422">
                <text:p>0.0442340136054422</text:p>
              </table:table-cell>
            </table:table-row>
            <table:table-row>
              <table:table-cell office:value-type="float" office:value="4.43345454545455">
                <text:p/>
              </table:table-cell>
              <table:table-cell office:value-type="float" office:value="0.040304132231405">
                <text:p>0.040304132231405</text:p>
              </table:table-cell>
            </table:table-row>
            <table:table-row>
              <table:table-cell office:value-type="float" office:value="4.24069565217391">
                <text:p/>
              </table:table-cell>
              <table:table-cell office:value-type="float" office:value="0.0368756143667297">
                <text:p>0.0368756143667297</text:p>
              </table:table-cell>
            </table:table-row>
            <table:table-row>
              <table:table-cell office:value-type="float" office:value="4.064">
                <text:p/>
              </table:table-cell>
              <table:table-cell office:value-type="float" office:value="0.0338666666666667">
                <text:p>0.0338666666666667</text:p>
              </table:table-cell>
            </table:table-row>
            <table:table-row>
              <table:table-cell office:value-type="float" office:value="3.90144">
                <text:p/>
              </table:table-cell>
              <table:table-cell office:value-type="float" office:value="0.03121152">
                <text:p>0.03121152</text:p>
              </table:table-cell>
            </table:table-row>
            <table:table-row>
              <table:table-cell office:value-type="float" office:value="3.75138461538461">
                <text:p/>
              </table:table-cell>
              <table:table-cell office:value-type="float" office:value="0.0288568047337278">
                <text:p>0.0288568047337278</text:p>
              </table:table-cell>
            </table:table-row>
            <table:table-row>
              <table:table-cell office:value-type="float" office:value="3.61244444444444">
                <text:p/>
              </table:table-cell>
              <table:table-cell office:value-type="float" office:value="0.0267588477366255">
                <text:p>0.0267588477366255</text:p>
              </table:table-cell>
            </table:table-row>
            <table:table-row>
              <table:table-cell office:value-type="float" office:value="3.48342857142857">
                <text:p/>
              </table:table-cell>
              <table:table-cell office:value-type="float" office:value="0.0248816326530612">
                <text:p>0.0248816326530612</text:p>
              </table:table-cell>
            </table:table-row>
            <table:table-row>
              <table:table-cell office:value-type="float" office:value="3.36331034482759">
                <text:p/>
              </table:table-cell>
              <table:table-cell office:value-type="float" office:value="0.0231952437574316">
                <text:p>0.0231952437574316</text:p>
              </table:table-cell>
            </table:table-row>
            <table:table-row>
              <table:table-cell office:value-type="float" office:value="3.2512">
                <text:p/>
              </table:table-cell>
              <table:table-cell office:value-type="float" office:value="0.0216746666666667">
                <text:p>0.0216746666666667</text:p>
              </table:table-cell>
            </table:table-row>
            <table:table-row>
              <table:table-cell office:value-type="float" office:value="3.14632258064516">
                <text:p/>
              </table:table-cell>
              <table:table-cell office:value-type="float" office:value="0.020298855359001">
                <text:p>0.020298855359001</text:p>
              </table:table-cell>
            </table:table-row>
            <table:table-row>
              <table:table-cell office:value-type="float" office:value="3.048">
                <text:p/>
              </table:table-cell>
              <table:table-cell office:value-type="float" office:value="0.01905">
                <text:p>0.01905</text:p>
              </table:table-cell>
            </table:table-row>
            <table:table-row>
              <table:table-cell office:value-type="float" office:value="2.95563636363636">
                <text:p/>
              </table:table-cell>
              <table:table-cell office:value-type="float" office:value="0.0179129476584022">
                <text:p>0.0179129476584022</text:p>
              </table:table-cell>
            </table:table-row>
            <table:table-row>
              <table:table-cell office:value-type="float" office:value="2.86870588235294">
                <text:p/>
              </table:table-cell>
              <table:table-cell office:value-type="float" office:value="0.0168747404844291">
                <text:p>0.0168747404844291</text:p>
              </table:table-cell>
            </table:table-row>
            <table:table-row>
              <table:table-cell office:value-type="float" office:value="2.78674285714286">
                <text:p/>
              </table:table-cell>
              <table:table-cell office:value-type="float" office:value="0.0159242448979592">
                <text:p>0.0159242448979592</text:p>
              </table:table-cell>
            </table:table-row>
            <table:table-row>
              <table:table-cell office:value-type="float" office:value="2.70933333333333">
                <text:p/>
              </table:table-cell>
              <table:table-cell office:value-type="float" office:value="0.0150518518518519">
                <text:p>0.0150518518518519</text:p>
              </table:table-cell>
            </table:table-row>
            <table:table-row>
              <table:table-cell office:value-type="float" office:value="2.63610810810811">
                <text:p/>
              </table:table-cell>
              <table:table-cell office:value-type="float" office:value="0.0142492330168006">
                <text:p>0.0142492330168006</text:p>
              </table:table-cell>
            </table:table-row>
            <table:table-row>
              <table:table-cell office:value-type="float" office:value="2.56673684210526">
                <text:p/>
              </table:table-cell>
              <table:table-cell office:value-type="float" office:value="0.0135091412742382">
                <text:p>0.0135091412742382</text:p>
              </table:table-cell>
            </table:table-row>
            <table:table-row>
              <table:table-cell office:value-type="float" office:value="2.50092307692308">
                <text:p/>
              </table:table-cell>
              <table:table-cell office:value-type="float" office:value="0.0128252465483235">
                <text:p>0.0128252465483235</text:p>
              </table:table-cell>
            </table:table-row>
            <table:table-row>
              <table:table-cell office:value-type="float" office:value="2.4384">
                <text:p/>
              </table:table-cell>
              <table:table-cell office:value-type="float" office:value="0.012192">
                <text:p>0.012192</text:p>
              </table:table-cell>
            </table:table-row>
            <table:table-row>
              <table:table-cell office:value-type="float" office:value="2.37892682926829">
                <text:p/>
              </table:table-cell>
              <table:table-cell office:value-type="float" office:value="0.0116045211183819">
                <text:p>0.0116045211183819</text:p>
              </table:table-cell>
            </table:table-row>
            <table:table-row>
              <table:table-cell office:value-type="float" office:value="2.32228571428571">
                <text:p/>
              </table:table-cell>
              <table:table-cell office:value-type="float" office:value="0.0110585034013605">
                <text:p>0.0110585034013605</text:p>
              </table:table-cell>
            </table:table-row>
            <table:table-row>
              <table:table-cell office:value-type="float" office:value="2.26827906976744">
                <text:p/>
              </table:table-cell>
              <table:table-cell office:value-type="float" office:value="0.0105501352082207">
                <text:p>0.0105501352082207</text:p>
              </table:table-cell>
            </table:table-row>
            <table:table-row>
              <table:table-cell office:value-type="float" office:value="2.21672727272727">
                <text:p/>
              </table:table-cell>
              <table:table-cell office:value-type="float" office:value="0.0100760330578512">
                <text:p>0.0100760330578512</text:p>
              </table:table-cell>
            </table:table-row>
            <table:table-row>
              <table:table-cell office:value-type="float" office:value="2.16746666666667">
                <text:p/>
              </table:table-cell>
              <table:table-cell office:value-type="float" office:value="0.00963318518518518">
                <text:p>0.00963318518518518</text:p>
              </table:table-cell>
            </table:table-row>
            <table:table-row>
              <table:table-cell office:value-type="float" office:value="2.12034782608696">
                <text:p/>
              </table:table-cell>
              <table:table-cell office:value-type="float" office:value="0.00921890359168242">
                <text:p>0.00921890359168242</text:p>
              </table:table-cell>
            </table:table-row>
            <table:table-row>
              <table:table-cell office:value-type="float" office:value="2.07523404255319">
                <text:p/>
              </table:table-cell>
              <table:table-cell office:value-type="float" office:value="0.00883078315980081">
                <text:p>0.00883078315980081</text:p>
              </table:table-cell>
            </table:table-row>
            <table:table-row>
              <table:table-cell office:value-type="float" office:value="2.032">
                <text:p/>
              </table:table-cell>
              <table:table-cell office:value-type="float" office:value="0.00846666666666667">
                <text:p>0.00846666666666667</text:p>
              </table:table-cell>
            </table:table-row>
            <table:table-row>
              <table:table-cell office:value-type="float" office:value="1.9905306122449">
                <text:p/>
              </table:table-cell>
              <table:table-cell office:value-type="float" office:value="0.00812461474385673">
                <text:p>0.00812461474385673</text:p>
              </table:table-cell>
            </table:table-row>
            <table:table-row>
              <table:table-cell office:value-type="float" office:value="1.95072">
                <text:p/>
              </table:table-cell>
              <table:table-cell office:value-type="float" office:value="0.00780288">
                <text:p>0.00780288</text:p>
              </table:table-cell>
            </table:table-row>
            <table:table-row>
              <table:table-cell office:value-type="float" office:value="1.91247058823529">
                <text:p/>
              </table:table-cell>
              <table:table-cell office:value-type="float" office:value="0.00749988465974625">
                <text:p>0.00749988465974625</text:p>
              </table:table-cell>
            </table:table-row>
            <table:table-row>
              <table:table-cell office:value-type="float" office:value="1.87569230769231">
                <text:p/>
              </table:table-cell>
              <table:table-cell office:value-type="float" office:value="0.00721420118343195">
                <text:p>0.00721420118343195</text:p>
              </table:table-cell>
            </table:table-row>
            <table:table-row>
              <table:table-cell office:value-type="float" office:value="1.84030188679245">
                <text:p/>
              </table:table-cell>
              <table:table-cell office:value-type="float" office:value="0.00694453542185831">
                <text:p>0.00694453542185831</text:p>
              </table:table-cell>
            </table:table-row>
            <table:table-row>
              <table:table-cell office:value-type="float" office:value="1.80622222222222">
                <text:p/>
              </table:table-cell>
              <table:table-cell office:value-type="float" office:value="0.00668971193415638">
                <text:p>0.00668971193415638</text:p>
              </table:table-cell>
            </table:table-row>
            <table:table-row>
              <table:table-cell office:value-type="float" office:value="1.77338181818182">
                <text:p/>
              </table:table-cell>
              <table:table-cell office:value-type="float" office:value="0.00644866115702479">
                <text:p>0.00644866115702479</text:p>
              </table:table-cell>
            </table:table-row>
            <table:table-row>
              <table:table-cell office:value-type="float" office:value="1.74171428571429">
                <text:p/>
              </table:table-cell>
              <table:table-cell office:value-type="float" office:value="0.00622040816326531">
                <text:p>0.00622040816326531</text:p>
              </table:table-cell>
            </table:table-row>
            <table:table-row>
              <table:table-cell office:value-type="float" office:value="1.71115789473684">
                <text:p/>
              </table:table-cell>
              <table:table-cell office:value-type="float" office:value="0.00600406278855032">
                <text:p>0.00600406278855032</text:p>
              </table:table-cell>
            </table:table-row>
            <table:table-row>
              <table:table-cell office:value-type="float" office:value="1.68165517241379">
                <text:p/>
              </table:table-cell>
              <table:table-cell office:value-type="float" office:value="0.00579881093935791">
                <text:p>0.00579881093935791</text:p>
              </table:table-cell>
            </table:table-row>
            <table:table-row>
              <table:table-cell office:value-type="float" office:value="1.65315254237288">
                <text:p/>
              </table:table-cell>
              <table:table-cell office:value-type="float" office:value="0.0056039069232979">
                <text:p>0.0056039069232979</text:p>
              </table:table-cell>
            </table:table-row>
            <table:table-row>
              <table:table-cell office:value-type="float" office:value="1.6256">
                <text:p/>
              </table:table-cell>
              <table:table-cell office:value-type="float" office:value="0.00541866666666667">
                <text:p>0.00541866666666667</text:p>
              </table:table-cell>
            </table:table-row>
            <table:table-row>
              <table:table-cell office:value-type="float" office:value="1.59895081967213">
                <text:p/>
              </table:table-cell>
              <table:table-cell office:value-type="float" office:value="0.00524246170384305">
                <text:p>0.00524246170384305</text:p>
              </table:table-cell>
            </table:table-row>
            <table:table-row>
              <table:table-cell office:value-type="float" office:value="1.57316129032258">
                <text:p/>
              </table:table-cell>
              <table:table-cell office:value-type="float" office:value="0.00507471383975026">
                <text:p>0.00507471383975026</text:p>
              </table:table-cell>
            </table:table-row>
            <table:table-row>
              <table:table-cell office:value-type="float" office:value="1.54819047619048">
                <text:p/>
              </table:table-cell>
              <table:table-cell office:value-type="float" office:value="0.00491489040060469">
                <text:p>0.00491489040060469</text:p>
              </table:table-cell>
            </table:table-row>
            <table:table-row>
              <table:table-cell office:value-type="float" office:value="1.524">
                <text:p/>
              </table:table-cell>
              <table:table-cell office:value-type="float" office:value="0.0047625">
                <text:p>0.0047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4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27cm" svg:height="7.784cm" xlink:href=".." xlink:type="simple" chart:class="chart:line" chart:style-name="ch1">
        <chart:legend svg:x="16.384cm" svg:y="2.451cm" style:legend-expansion="custom" chartooo:width="2.642cm" chartooo:height="0.431cm" style:legend-expansion-aspect-ratio="6.12993039443156" chart:style-name="ch2"/>
        <chart:plot-area chart:style-name="ch3" table:cell-range-address="Sheet1.G3:Sheet1.H22" chart:data-source-has-labels="column" svg:x="0.83cm" svg:y="0.662cm" svg:width="14.585cm" svg:height="6.842cm">
          <chartooo:coordinate-region svg:x="2.113cm" svg:y="0.861cm" svg:width="13.208cm" svg:height="5.996cm"/>
          <chart:axis chart:dimension="x" chart:name="primary-x" chart:style-name="ch4" chartooo:axis-type="auto">
            <chartooo:date-scale/>
            <chart:categories table:cell-range-address="Sheet1.G3:Sheet1.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2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8">
                <text:p>50</text:p>
                <draw:g>
                  <svg:desc>Sheet1.G3:Sheet1.G22</svg:desc>
                </draw:g>
              </table:table-cell>
              <table:table-cell office:value-type="float" office:value="4.8768">
                <text:p>4.8768</text:p>
                <draw:g>
                  <svg:desc>Sheet1.H3:Sheet1.H22</svg:desc>
                </draw:g>
              </table:table-cell>
            </table:table-row>
            <table:table-row>
              <table:table-cell office:value-type="float" office:value="39.0144">
                <text:p>40</text:p>
              </table:table-cell>
              <table:table-cell office:value-type="float" office:value="3.121152">
                <text:p>3.121152</text:p>
              </table:table-cell>
            </table:table-row>
            <table:table-row>
              <table:table-cell office:value-type="float" office:value="32.512">
                <text:p>30</text:p>
              </table:table-cell>
              <table:table-cell office:value-type="float" office:value="2.16746666666667">
                <text:p>2.16746666666667</text:p>
              </table:table-cell>
            </table:table-row>
            <table:table-row>
              <table:table-cell office:value-type="float" office:value="27.8674285714286">
                <text:p>30</text:p>
              </table:table-cell>
              <table:table-cell office:value-type="float" office:value="1.59242448979592">
                <text:p>1.59242448979592</text:p>
              </table:table-cell>
            </table:table-row>
            <table:table-row>
              <table:table-cell office:value-type="float" office:value="24.384">
                <text:p>20</text:p>
              </table:table-cell>
              <table:table-cell office:value-type="float" office:value="1.2192">
                <text:p>1.2192</text:p>
              </table:table-cell>
            </table:table-row>
            <table:table-row>
              <table:table-cell office:value-type="float" office:value="21.6746666666667">
                <text:p>20</text:p>
              </table:table-cell>
              <table:table-cell office:value-type="float" office:value="0.963318518518518">
                <text:p>0.963318518518518</text:p>
              </table:table-cell>
            </table:table-row>
            <table:table-row>
              <table:table-cell office:value-type="float" office:value="19.5072">
                <text:p>20</text:p>
              </table:table-cell>
              <table:table-cell office:value-type="float" office:value="0.780288">
                <text:p>0.780288</text:p>
              </table:table-cell>
            </table:table-row>
            <table:table-row>
              <table:table-cell office:value-type="float" office:value="16.256">
                <text:p>20</text:p>
              </table:table-cell>
              <table:table-cell office:value-type="float" office:value="0.541866666666667">
                <text:p>0.541866666666667</text:p>
              </table:table-cell>
            </table:table-row>
            <table:table-row>
              <table:table-cell office:value-type="float" office:value="13.9337142857143">
                <text:p>10</text:p>
              </table:table-cell>
              <table:table-cell office:value-type="float" office:value="0.398106122448979">
                <text:p>0.398106122448979</text:p>
              </table:table-cell>
            </table:table-row>
            <table:table-row>
              <table:table-cell office:value-type="float" office:value="12.192">
                <text:p>10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float" office:value="10.8373333333333">
                <text:p>10</text:p>
              </table:table-cell>
              <table:table-cell office:value-type="float" office:value="0.24082962962963">
                <text:p>0.24082962962963</text:p>
              </table:table-cell>
            </table:table-row>
            <table:table-row>
              <table:table-cell office:value-type="float" office:value="9.7536">
                <text:p>10</text:p>
              </table:table-cell>
              <table:table-cell office:value-type="float" office:value="0.195072">
                <text:p>0.195072</text:p>
              </table:table-cell>
            </table:table-row>
            <table:table-row>
              <table:table-cell office:value-type="float" office:value="8.86690909090909">
                <text:p>10</text:p>
              </table:table-cell>
              <table:table-cell office:value-type="float" office:value="0.16121652892562">
                <text:p>0.16121652892562</text:p>
              </table:table-cell>
            </table:table-row>
            <table:table-row>
              <table:table-cell office:value-type="float" office:value="7.50276923076923">
                <text:p>10</text:p>
              </table:table-cell>
              <table:table-cell office:value-type="float" office:value="0.115427218934911">
                <text:p>0.115427218934911</text:p>
              </table:table-cell>
            </table:table-row>
            <table:table-row>
              <table:table-cell office:value-type="float" office:value="6.096">
                <text:p>1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float" office:value="5.13347368421053">
                <text:p>10</text:p>
              </table:table-cell>
              <table:table-cell office:value-type="float" office:value="0.0540365650969529">
                <text:p>0.0540365650969529</text:p>
              </table:table-cell>
            </table:table-row>
            <table:table-row>
              <table:table-cell office:value-type="float" office:value="4.064">
                <text:p/>
              </table:table-cell>
              <table:table-cell office:value-type="float" office:value="0.0338666666666667">
                <text:p>0.0338666666666667</text:p>
              </table:table-cell>
            </table:table-row>
            <table:table-row>
              <table:table-cell office:value-type="float" office:value="3.048">
                <text:p/>
              </table:table-cell>
              <table:table-cell office:value-type="float" office:value="0.01905">
                <text:p>0.01905</text:p>
              </table:table-cell>
            </table:table-row>
            <table:table-row>
              <table:table-cell office:value-type="float" office:value="2.032">
                <text:p/>
              </table:table-cell>
              <table:table-cell office:value-type="float" office:value="0.00846666666666667">
                <text:p>0.008466666666666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7625">
                <text:p>0.0047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